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7d0f" officeooo:paragraph-rsid="000f7d0f"/>
    </style:style>
    <style:style style:name="P2" style:family="paragraph" style:parent-style-name="Standard">
      <style:text-properties officeooo:rsid="00110be1" officeooo:paragraph-rsid="00110be1"/>
    </style:style>
    <style:style style:name="P3" style:family="paragraph" style:parent-style-name="Standard">
      <style:text-properties officeooo:rsid="00110be1" officeooo:paragraph-rsid="0012b6ca"/>
    </style:style>
    <style:style style:name="P4" style:family="paragraph" style:parent-style-name="Standard">
      <style:text-properties officeooo:rsid="0012b6ca" officeooo:paragraph-rsid="0012b6ca"/>
    </style:style>
    <style:style style:name="P5" style:family="paragraph" style:parent-style-name="Standard">
      <style:text-properties officeooo:rsid="001399ab" officeooo:paragraph-rsid="001399ab"/>
    </style:style>
    <style:style style:name="P6" style:family="paragraph" style:parent-style-name="Standard">
      <style:text-properties officeooo:rsid="001399ab" officeooo:paragraph-rsid="001524da"/>
    </style:style>
    <style:style style:name="P7" style:family="paragraph" style:parent-style-name="Standard">
      <style:text-properties officeooo:rsid="001524da" officeooo:paragraph-rsid="001524da"/>
    </style:style>
    <style:style style:name="P8" style:family="paragraph" style:parent-style-name="Standard">
      <style:paragraph-properties fo:text-align="center" style:justify-single-word="false"/>
      <style:text-properties officeooo:rsid="0017c363" officeooo:paragraph-rsid="0017c363"/>
    </style:style>
    <style:style style:name="P9" style:family="paragraph" style:parent-style-name="Standard">
      <style:text-properties officeooo:rsid="0017d94f" officeooo:paragraph-rsid="0017d94f"/>
    </style:style>
    <style:style style:name="P10" style:family="paragraph" style:parent-style-name="Standard">
      <style:text-properties officeooo:paragraph-rsid="00110be1"/>
    </style:style>
    <style:style style:name="P11" style:family="paragraph" style:parent-style-name="Standard">
      <style:text-properties officeooo:rsid="0019159b" officeooo:paragraph-rsid="0019159b"/>
    </style:style>
    <style:style style:name="P12" style:family="paragraph" style:parent-style-name="Standard">
      <style:text-properties fo:font-style="italic" officeooo:rsid="0019159b" officeooo:paragraph-rsid="0019159b" style:font-style-asian="italic" style:font-style-complex="italic"/>
    </style:style>
    <style:style style:name="P13" style:family="paragraph" style:parent-style-name="Standard">
      <style:text-properties officeooo:rsid="001a7d24" officeooo:paragraph-rsid="001a7d24"/>
    </style:style>
    <style:style style:name="P14" style:family="paragraph" style:parent-style-name="Standard">
      <style:text-properties officeooo:rsid="001c2969" officeooo:paragraph-rsid="001c2969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110be1"/>
    </style:style>
    <style:style style:name="T2" style:family="text">
      <style:text-properties officeooo:rsid="0012b6ca"/>
    </style:style>
    <style:style style:name="T3" style:family="text">
      <style:text-properties officeooo:rsid="001524da"/>
    </style:style>
    <style:style style:name="T4" style:family="text">
      <style:text-properties officeooo:rsid="0015fb36"/>
    </style:style>
    <style:style style:name="T5" style:family="text">
      <style:text-properties officeooo:rsid="0017c363"/>
    </style:style>
    <style:style style:name="T6" style:family="text">
      <style:text-properties officeooo:rsid="0019159b"/>
    </style:style>
    <style:style style:name="T7" style:family="text">
      <style:text-properties fo:font-style="italic" officeooo:rsid="0019159b" style:font-style-asian="italic" style:font-style-complex="italic"/>
    </style:style>
    <style:style style:name="T8" style:family="text">
      <style:text-properties fo:font-style="italic" officeooo:rsid="00110be1" style:font-style-asian="italic" style:font-style-complex="italic"/>
    </style:style>
    <style:style style:name="T9" style:family="text">
      <style:text-properties officeooo:rsid="001a7d24"/>
    </style:style>
    <style:style style:name="T10" style:family="text">
      <style:text-properties officeooo:rsid="001ba5bb"/>
    </style:style>
    <style:style style:name="T11" style:family="text">
      <style:text-properties officeooo:rsid="001c2969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position="super 58%"/>
    </style:style>
    <style:style style:name="gr1" style:family="graphic">
      <style:graphic-properties svg:stroke-width="0.0201in" svg:stroke-color="#000000" draw:marker-start-width="0.1689in" draw:marker-end="Arrowheads_20_3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972in" fo:min-width="0.0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fted Associations</text:p>
      <text:p text:style-name="P8">by Sven Nilsen, 2019</text:p>
      <text:p text:style-name="P2"/>
      <text:p text:style-name="P12">In this paper I introduce liften associations to simplify reasoning about the core axiom in path semantics, and show <text:span text:style-name="T10">the distinction between formal and informal associations</text:span>.</text:p>
      <text:p text:style-name="P2"/>
      <text:p text:style-name="P2">Let `c’` be a tautological proposition over `c` such that there exists some member of the equivalence class of `c` which is e<text:span text:style-name="T2">qual to `c`:</text:span></text:p>
      <text:p text:style-name="P2"/>
      <text:p text:style-name="P2"><text:tab/>c’ := ∃ x : eqv_class(c) { x == c }</text:p>
      <text:p text:style-name="Standard"/>
      <text:p text:style-name="P4">This proposition is equal for every member of the same equivalence class.</text:p>
      <text:p text:style-name="P4"/>
      <text:p text:style-name="P4"><text:tab/>(x = y) = (x’ = y’)</text:p>
      <text:p text:style-name="P4"/>
      <text:p text:style-name="P5">One can also say that for any `x`, the proposition represents the truth value of <text:span text:style-name="T5">belonging to some class</text:span>:</text:p>
      <text:p text:style-name="P5"/>
      <text:p text:style-name="P5"><text:tab/><text:span text:style-name="T1">x : eqv_class(c)<text:tab/></text:span>=<text:tab/>x’</text:p>
      <text:p text:style-name="P4"/>
      <text:p text:style-name="P6">When a collection of symbols `a` is associated with a collection of symbols `c`, one can also “lift” this association to `a` being associated with an equivalence class of collections of symbols to `c’`. <text:span text:style-name="T3">Every collection of symbols associated with something can be encoded in Logic with the lifted association:</text:span></text:p>
      <text:p text:style-name="P6"/>
      <text:p text:style-name="P6"><text:tab/><text:span text:style-name="T3">a → c<text:tab/><text:tab/><text:tab/>a ∧ “→” =&gt; c’</text:span></text:p>
      <text:p text:style-name="P4"/>
      <text:p text:style-name="P7">Here, `a` is replaced by a proposition <text:span text:style-name="T4">of the same name `a`. A new proposition is introduced for every kind of association. When drawing diagrams, instead of drawing arrows for every symbol association `x → y`, one can draw an arrow `x → y’`. </text:span></text:p>
      <text:p text:style-name="P9"/>
      <text:p text:style-name="P4"/>
      <text:p text:style-name="P3">Consider the following problem:</text:p>
      <text:p text:style-name="Standard"/>
      <text:p text:style-name="P1">If a collection of symbols `a` is associated with a<text:span text:style-name="T1">n equivalence class of</text:span> collection of symbols `c’`, and `a` is equal to `b`, does the core axiom of path semantics<text:span text:style-name="T13"><text:reference-ref text:reference-format="text" text:ref-name="1">[1]</text:reference-ref></text:span> imply that `b` is <text:span text:style-name="T1">also </text:span>asso<text:span text:style-name="T1">ciated with `c’`?</text:span></text:p>
      <text:p text:style-name="Standard"><draw:frame text:anchor-type="paragraph" draw:z-index="7" draw:name="Shape5" draw:style-name="gr5" draw:text-style-name="P17" svg:width="0.2579in" svg:height="0.2724in" svg:x="1.1917in" svg:y="0.1571in"><draw:text-box><text:p>a</text:p></draw:text-box></draw:frame></text:p>
      <text:p text:style-name="Standard"><draw:custom-shape text:anchor-type="paragraph" draw:z-index="3" draw:name="Shape1" draw:style-name="gr3" draw:text-style-name="P16" svg:width="0.1362in" svg:height="0.1362in" svg:x="1.3425in" svg:y="0.1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" draw:name="Shape3" draw:style-name="gr1" draw:text-style-name="P16" svg:x1="1.4063in" svg:y1="0.0028in" svg:x2="2.7736in" svg:y2="0.4248in"><text:p/></draw:line><draw:line text:anchor-type="paragraph" draw:z-index="2" draw:name="Shape3" draw:style-name="gr2" draw:text-style-name="P16" svg:x1="1.4063in" svg:y1="0.0028in" svg:x2="1.3992in" svg:y2="1.0118in"><text:p/></draw:line></text:p>
      <text:p text:style-name="Standard"><draw:frame text:anchor-type="paragraph" draw:z-index="9" draw:name="Shape5" draw:style-name="gr5" draw:text-style-name="P17" svg:width="0.2579in" svg:height="0.2724in" svg:x="2.952in" svg:y="0.1126in"><draw:text-box><text:p>c’</text:p></draw:text-box></draw:frame><draw:frame text:anchor-type="paragraph" draw:z-index="10" draw:name="Shape5" draw:style-name="gr5" draw:text-style-name="P17" svg:width="0.2579in" svg:height="0.2724in" svg:x="1.2339in" svg:y="0.1909in"><draw:text-box><text:p>=</text:p></draw:text-box></draw:frame></text:p>
      <text:p text:style-name="Standard"><draw:line text:anchor-type="paragraph" draw:z-index="0" draw:name="Shape3" draw:style-name="gr1" draw:text-style-name="P16" svg:x1="1.3992in" svg:y1="0.6287in" svg:x2="2.7736in" svg:y2="0.1425in"><text:p/></draw:line><draw:custom-shape text:anchor-type="paragraph" draw:z-index="5" draw:name="Shape1" draw:style-name="gr3" draw:text-style-name="P16" svg:width="0.1362in" svg:height="0.1362in" svg:x="2.7311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Shape4" draw:style-name="gr4" draw:text-style-name="P17" svg:width="0.3795in" svg:height="0.3224in" svg:x="2.0008in" svg:y="0.178in"><draw:text-box><text:p>?</text:p></draw:text-box></draw:frame></text:p>
      <text:p text:style-name="Standard"/>
      <text:p text:style-name="Standard"><draw:custom-shape text:anchor-type="paragraph" draw:z-index="4" draw:name="Shape2" draw:style-name="gr3" draw:text-style-name="P16" svg:width="0.1362in" svg:height="0.1362in" svg:x="1.3346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5" draw:style-name="gr5" draw:text-style-name="P17" svg:width="0.2579in" svg:height="0.2724in" svg:x="1.1417in" svg:y="0.1736in"><draw:text-box><text:p>b</text:p></draw:text-box></draw:frame></text:p>
      <text:p text:style-name="Standard"/>
      <text:p text:style-name="Standard"/>
      <text:p text:style-name="P10"><text:span text:style-name="T1">The answer is no. The missing assumption is that `a &gt; c`. It might be that `b` is associated with `c`, but you can not </text:span><text:span text:style-name="T8">prove</text:span><text:span text:style-name="T1"> that that `b` is associated with `c`. You can only prove this if `a` and `c` are associated </text:span><text:span text:style-name="T7">formally</text:span><text:span text:style-name="T6">. When you can not prove this, the association is </text:span><text:span text:style-name="T7">informal</text:span><text:span text:style-name="T6">.</text:span></text:p>
      <text:h text:style-name="P15" text:outline-level="3">References:</text:h>
      <text:p text:style-name="P14"/>
      <text:p text:style-name="P14"><text:reference-mark-start text:name="1"/>[1]<text:reference-mark-end text:name="1"/><text:tab/>“Path Semantics”</text:p>
      <text:p text:style-name="P14"><text:tab/>Sven Nilsen, 2016-2019</text:p>
      <text:p text:style-name="P14"><text:tab/><text:a xlink:type="simple" xlink:href="https://github.com/advancedresearch/path_semantics/blob/master/papers-wip/path-semantics.pdf" text:style-name="Internet_20_link" text:visited-style-name="Visited_20_Internet_20_Link"><text:span text:style-name="T12">https://github.com/advancedresearch/path_semantics/blob/master/papers-wip/path-semantics.pdf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34:19.609288000</meta:creation-date>
    <dc:date>2019-05-14T15:05:02.931831000</dc:date>
    <meta:editing-duration>PT6M29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19" meta:word-count="318" meta:character-count="1854" meta:non-whitespace-character-count="1546"/>
  </office:meta>
</office:document-meta>
</file>